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000000" loext:opacity="100%" fo:letter-spacing="normal" fo:font-style="normal" fo:font-weight="normal" officeooo:paragraph-rsid="00038c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What was the name of Einstein's childhood dog?" </text:p>
      <text:p text:style-name="P1"/>
      <text:p text:style-name="P2">{"anchored_response":"The name of Albert Einstein's childhood dog was \"Major.\"",</text:p>
      <text:p text:style-name="P2">"raw_response":"Einstein's childhood dog was named Maja. She was a Belgian shepherd and reportedly his close companion during his early years."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04:46:06.304777800</meta:creation-date>
    <dc:date>2025-12-19T04:56:27.532187300</dc:date>
    <meta:editing-duration>PT10M21S</meta:editing-duration>
    <meta:editing-cycles>1</meta:editing-cycles>
    <meta:document-statistic meta:table-count="0" meta:image-count="0" meta:object-count="0" meta:page-count="1" meta:paragraph-count="3" meta:word-count="37" meta:character-count="275" meta:non-whitespace-character-count="240"/>
    <meta:generator>LibreOffice/25.8.3.2$Windows_X86_64 LibreOffice_project/8ca8d55c161d602844f5428fa4b58097424e324e</meta:generator>
  </office:meta>
</office:document-meta>
</file>